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0acbbe" officeooo:paragraph-rsid="000acbbe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650953" loext:opacity="100%" style:font-name="Arial1" fo:font-size="14pt" fo:font-weight="bold" officeooo:rsid="000acbbe" officeooo:paragraph-rsid="000acbbe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acbbe" officeooo:paragraph-rsid="000acbbe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acbbe" officeooo:paragraph-rsid="000acbbe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780373" loext:opacity="100%" style:font-name="Arial1" fo:font-size="14pt" fo:font-weight="bold" officeooo:rsid="000acbbe" officeooo:paragraph-rsid="000acbbe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8e86ae" loext:opacity="100%" style:font-name="Arial1" fo:font-size="11pt" fo:font-weight="bold" officeooo:rsid="000acbbe" officeooo:paragraph-rsid="000acbbe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7: Elaboración de diagramas de clases.</text:p>
      <text:p text:style-name="P1"/>
      <text:p text:style-name="P5">1. Clases, atributos y métodos.</text:p>
      <text:p text:style-name="P2"/>
      <text:p text:style-name="P4">UML<text:span text:style-name="T1"> es un lenguaje estándar para el modelado de soluciones orientadas a objetos.</text:span></text:p>
      <text:p text:style-name="P4"><text:span text:style-name="T1"/></text:p>
      <text:p text:style-name="P4"><text:span text:style-name="T1">La orientación a objetos es un paradigma de desarrollo software cuyo principal elemento es el objeto.</text:span></text:p>
      <text:p text:style-name="P4"><text:span text:style-name="T1">Un objeto es un elemento que observamos en la vida real y que puede tener determinadas funcionalidades en su interior para realizar las tareas que queramos modelar. Es necesario disponer de clases para poder crear los objetos.</text:span></text:p>
      <text:p text:style-name="P4"><text:span text:style-name="T1"/></text:p>
      <text:p text:style-name="P4"><text:span text:style-name="T1">Desde el punto de vista del diseño, podemos introducir el concepto de diagrama de clases.</text:span></text:p>
      <text:p text:style-name="P4"><text:span text:style-name="T1">Es un tipo de diagrama que permite describir la estructura de un sistema, utilizando las relaciones que existen entre las clases, junto a sus operaciones (o métodos) y atributos.</text:span></text:p>
      <text:p text:style-name="P4"><text:span text:style-name="T1"/></text:p>
      <text:p text:style-name="P5">2. Visibilidad, objetos e instanciación.</text:p>
      <text:p text:style-name="P5"/>
      <text:p text:style-name="P6">Visibilidad.</text:p>
      <text:p text:style-name="P4"/>
      <text:p text:style-name="P3">Podemos presentar el concepto de encapsulación y ocultamiento de la información dentro de una clase.</text:p>
      <text:p text:style-name="P3">Permiten que el programador suba el nivel de abstracción y use las clases sin conocer los detalles de la implementación.</text:p>
      <text:p text:style-name="P3"/>
      <text:p text:style-name="P3">Mediante la encapsulación, toda la funcionalidad de una clase queda dentro de dicha clase, sin tener que hacer referencia a clases externas.</text:p>
      <text:p text:style-name="P3"/>
      <text:p text:style-name="P3">El principio de ocultamiento de información trata de ocultar aquellas funcionalidades que no son necesarias para el programador, pero que permiten la implementación de dicha clase.</text:p>
      <text:p text:style-name="P3"/>
      <text:p text:style-name="P3">Con la visibilidad, podemos modificar el nivel de detalle que permitimos visualizar. Existen 3 niveles:</text:p>
      <text:p text:style-name="P3"/>
      <text:p text:style-name="P4">· Público <text:span text:style-name="T1">(visible para todos).</text:span></text:p>
      <text:p text:style-name="P4"><text:span text:style-name="T1"/></text:p>
      <text:p text:style-name="P4">· Protegido <text:span text:style-name="T1">(visible solo para las clases derivadas).</text:span></text:p>
      <text:p text:style-name="P4"><text:span text:style-name="T1"/></text:p>
      <text:p text:style-name="P4">· Privado <text:span text:style-name="T1">(visible solo dentro de la clase).</text:span></text:p>
      <text:p text:style-name="P4"><text:span text:style-name="T1"/></text:p>
      <text:p text:style-name="P6">Objetos e instanciación.</text:p>
      <text:p text:style-name="P4"/>
      <text:p text:style-name="P3">Para poder utilizar una clase, es necesario crear una instancia para crear un objeto. A través del proceso de instanciación, podemos crear objetos que van a seguir la estructura que está definida dentro de la clase que estamos utilizando.</text:p>
      <text:p text:style-name="P3">Para crear un objeto, se utiliza la palabra reservada “new” de lenguaje de programación. En los lenguajes de programación modernos, se tiende a suprimir la palabra reservada “new” para crear los objetos.</text:p>
      <text:p text:style-name="P3">En Java su sintaxis sería:</text:p>
      <text:p text:style-name="P4">1. Coche miCoche = new Coche();</text:p>
      <text:p text:style-name="P4">2. Coche miCoche = new Coche (“Rojo”);</text:p>
      <text:p text:style-name="P5"><text:soft-page-break/>3. Relación entre clases y elaboración de diagramas.</text:p>
      <text:p text:style-name="P5"/>
      <text:p text:style-name="P6">Relación entre clases.</text:p>
      <text:p text:style-name="P4"/>
      <text:p text:style-name="P3">Las relaciones en un diagrama de clase se representan mediante una flecha que señala la cardinalidad.</text:p>
      <text:p text:style-name="P3">Existen diferentes formas de relación que pueden tener las clases de nuestro sistema:</text:p>
      <text:p text:style-name="P3"/>
      <text:p text:style-name="P4">· Asociación: <text:span text:style-name="T1">es la relación más sencilla que podemos encontrar en un diagrama de clase. No posee un tipo definido y se representa mediante una flecha simple.</text:span></text:p>
      <text:p text:style-name="P4"><text:span text:style-name="T1"/></text:p>
      <text:p text:style-name="P4">· Composición: <text:span text:style-name="T1">permite definir las clases que pueden intervenir en nuestra clase para componerla. Se representa mediante una flecha con un rombo que apunta hacia la composición.</text:span></text:p>
      <text:p text:style-name="P4"><text:span text:style-name="T1"/></text:p>
      <text:p text:style-name="P4">· Dependencia: <text:span text:style-name="T1">permite indicar que una clase usa otra, por lo que es necesario disponer de la primera para usar la nueva.</text:span></text:p>
      <text:p text:style-name="P4"><text:span text:style-name="T1"/></text:p>
      <text:p text:style-name="P4">· Herencia: <text:span text:style-name="T1">permite establecer una jerarquía de clases. Se representa mediante una línea con una punta triangular vacía.</text:span></text:p>
      <text:p text:style-name="P4"><text:span text:style-name="T1"/></text:p>
      <text:p text:style-name="P6">Elaboración de diagramas de clases con CASE.</text:p>
      <text:p text:style-name="P6"/>
      <text:p text:style-name="P3">Hay herramientas que pueden facilitar la creación de este tipo de diagramas:</text:p>
      <text:p text:style-name="P3"/>
      <text:p text:style-name="P4">· Microsoft Visio: <text:span text:style-name="T1">se trata de una herramienta de propósito general que está diseñada para crear cualquier tipo de diagrama, entre otros, los UML.</text:span></text:p>
      <text:p text:style-name="P4"><text:span text:style-name="T1"/></text:p>
      <text:p text:style-name="P4">· Rational Rose: <text:span text:style-name="T1">es una herramienta profesional, de pago, que está diseñada para seguir el proceso unificado y, por lo tanto, incluye todos los diagramas de lenguaje de modelado UML.</text:span></text:p>
      <text:p text:style-name="P4"><text:span text:style-name="T1"/></text:p>
      <text:p text:style-name="P4">· StarUML: <text:span text:style-name="T1">es una herramienta que permite generar diagramas UML de una manera sencilla. Puede ser utilizada gratuitamente, además, puede añadirse como plugin en diferentes IDEs.</text:span></text:p>
      <text:p text:style-name="P4"><text:span text:style-name="T1"/></text:p>
      <text:p text:style-name="P5">4. Creación de código a partir de diagramas de clase e ingeniería inversa.</text:p>
      <text:p text:style-name="P5"/>
      <text:p text:style-name="P6">Creación de código a partir de diagramas de clase.</text:p>
      <text:p text:style-name="P6"/>
      <text:p text:style-name="P3">Es posible generar código a partir de los diagramas de clase.</text:p>
      <text:p text:style-name="P3">El código generado solo representa el modelo conceptual, pero en ningún caso implementará los métodos que darán funcionalidad a nuestra clase.</text:p>
      <text:p text:style-name="P3">El diagrama de clase va a ser independiente del lenguaje que estemos utilizando.</text:p>
      <text:p text:style-name="P3"/>
      <text:p text:style-name="P6">Ingeniería inversa.</text:p>
      <text:p text:style-name="P6"/>
      <text:p text:style-name="P3">Es un campo del software que permite obtener el código fuente original a partir del código ejecutable o binario. Para poder aplicar estas técnicas, es necesario que el código sea <text:span text:style-name="T2">decompilado</text:span>.</text:p>
      <text:p text:style-name="P3"/>
      <text:p text:style-name="P3">Existen herramientas, como Eclipse y Visual Studio, que permiten realizar todo este proceso en un único paso y de manera sencilla.</text:p>
      <text:p text:style-name="P3">Gracias a la <text:span text:style-name="T2">ofuscación</text:span>, es posible representar el código de tal forma que sea complicado obtener el código origin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20:43:08.620000000</meta:creation-date>
    <dc:date>2023-12-04T21:02:57.904000000</dc:date>
    <meta:editing-duration>PT19M49S</meta:editing-duration>
    <meta:editing-cycles>1</meta:editing-cycles>
    <meta:document-statistic meta:table-count="0" meta:image-count="0" meta:object-count="0" meta:page-count="2" meta:paragraph-count="45" meta:word-count="712" meta:character-count="4456" meta:non-whitespace-character-count="3789"/>
    <meta:generator>LibreOffice/7.6.2.1$Windows_X86_64 LibreOffice_project/56f7684011345957bbf33a7ee678afaf4d2ba333</meta:generator>
  </office:meta>
</office:document-meta>
</file>